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style="italic" style:font-style-asian="italic" style:font-style-complex="italic"/>
    </style:style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style="italic" style:font-style-asian="italic" style:font-style-complex="italic"/>
    </style:style>
    <style:style style:name="P20" style:parent-style-name="Normal" style:list-style-name="LFO3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list-style-name="LFO3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style="italic" style:font-style-asian="italic" style:font-style-complex="italic"/>
    </style:style>
    <style:style style:name="P30" style:parent-style-name="Normal" style:list-style-name="LFO4" style:family="paragraph"/>
    <style:style style:name="P31" style:parent-style-name="Normal" style:list-style-name="LFO4" style:family="paragraph"/>
    <style:style style:name="P32" style:parent-style-name="Normal" style:list-style-name="LFO4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style="italic" style:font-style-asian="italic" style:font-style-complex="italic"/>
    </style:style>
    <style:style style:name="P35" style:parent-style-name="Normal" style:list-style-name="LFO5" style:family="paragraph"/>
    <style:style style:name="P36" style:parent-style-name="Normal" style:list-style-name="LFO5" style:family="paragraph"/>
    <style:style style:name="P37" style:parent-style-name="Normal" style:list-style-name="LFO5" style:family="paragraph"/>
    <style:style style:name="P38" style:parent-style-name="Normal" style:list-style-name="LFO5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TableColumn41" style:family="table-column">
      <style:table-column-properties style:column-width="0.7416in"/>
    </style:style>
    <style:style style:name="TableColumn42" style:family="table-column">
      <style:table-column-properties style:column-width="3.1756in"/>
    </style:style>
    <style:style style:name="Table40" style:family="table">
      <style:table-properties style:width="3.9173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ableCell46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ableRow48" style:family="table-row">
      <style:table-row-properties/>
    </style:style>
    <style:style style:name="TableCell49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TableRow51" style:family="table-row">
      <style:table-row-properties/>
    </style:style>
    <style:style style:name="TableCell5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TableRow54" style:family="table-row">
      <style:table-row-properties/>
    </style:style>
    <style:style style:name="TableCell55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TableRow57" style:family="table-row">
      <style:table-row-properties/>
    </style:style>
    <style:style style:name="TableCell58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TableRow60" style:family="table-row">
      <style:table-row-properties/>
    </style:style>
    <style:style style:name="TableCell61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 Ce qui a été fait (Semaines 1 à 3)</text:span></text:p>
      <text:list text:style-name="LFO1" text:continue-numbering="true">
        <text:list-item>
          <text:p text:style-name="P3">Création du projet dans Eclipse</text:p>
        </text:list-item>
        <text:list-item>
          <text:p text:style-name="P4">Début du jeu console</text:p>
        </text:list-item>
        <text:list-item>
          <text:p text:style-name="P5">Parts du code fonctionnel (lecture clavier, affichage…)</text:p>
        </text:list-item>
        <text:list-item>
          <text:p text:style-name="P6">Dépôt GitHub créé</text:p>
        </text:list-item>
        <text:list-item>
          <text:p text:style-name="P7">Prof ajouté comme collaborateur</text:p>
        </text:list-item>
      </text:list>
      <text:p text:style-name="Normal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"> Ce qu’il reste à faire (planning simple)</text:span></text:p>
      <text:p text:style-name="Normal"><text:span text:style-name="T9">Semaine 4 (cette semaine)</text:span></text:p>
      <text:p text:style-name="Normal"><text:span text:style-name="T10">Objectif : rendre le jeu propre et jouable du début à la fin.</text:span></text:p>
      <text:list text:style-name="LFO2" text:continue-numbering="true">
        <text:list-item>
          <text:p text:style-name="P11">Finir la logique du jeu</text:p>
        </text:list-item>
        <text:list-item>
          <text:p text:style-name="P12">Gérer les erreurs d’entrée (si l’utilisateur tape autre chose qu’un nombre)</text:p>
        </text:list-item>
        <text:list-item>
          <text:p text:style-name="P13">Ajouter un petit menu simple dans la console :</text:p>
          <text:list text:continue-numbering="true">
            <text:list-item>
              <text:p text:style-name="P14">1 = Jouer</text:p>
            </text:list-item>
            <text:list-item>
              <text:p text:style-name="P15">2 = Règles</text:p>
            </text:list-item>
            <text:list-item>
              <text:p text:style-name="P16">3 = Quitter</text:p>
            </text:list-item>
          </text:list>
        </text:list-item>
        <text:list-item>
          <text:p text:style-name="P17">Faire 1 ou 2 commits propres sur GitHub</text:p>
        </text:list-item>
      </text:list>
      <text:p text:style-name="Normal"><draw:custom-shape svg:x="0in" svg:y="0in" svg:width="45.5104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">Semaine 5 (semaine prochaine)</text:span></text:p>
      <text:p text:style-name="Normal"><text:span text:style-name="T19">Objectif : améliorer légèrement le jeu (sans complexité).</text:span></text:p>
      <text:list text:style-name="LFO3" text:continue-numbering="true">
        <text:list-item>
          <text:p text:style-name="P20">Ajouter un niveau de difficulté <text:span text:style-name="T21">ou</text:span> un système de score (au choix)</text:p>
        </text:list-item>
        <text:list-item>
          <text:p text:style-name="P22">Ajouter des petits messages sympas :</text:p>
          <text:list text:continue-numbering="true">
            <text:list-item>
              <text:p text:style-name="P23">“Bravo !”</text:p>
            </text:list-item>
            <text:list-item>
              <text:p text:style-name="P24">“C’est plus haut !”</text:p>
            </text:list-item>
            <text:list-item>
              <text:p text:style-name="P25">“C’est plus bas !”</text:p>
            </text:list-item>
          </text:list>
        </text:list-item>
        <text:list-item>
          <text:p text:style-name="P26">Mettre à jour le README (comment lancer, règles du jeu)</text:p>
        </text:list-item>
        <text:list-item>
          <text:p text:style-name="P27">Commits réguliers sur GitHub</text:p>
        </text:list-item>
      </text:list>
      <text:p text:style-name="Normal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">Semaine 6 (début avril)</text:span></text:p>
      <text:p text:style-name="Normal"><text:span text:style-name="T29">Objectif : finir et corriger.</text:span></text:p>
      <text:list text:style-name="LFO4" text:continue-numbering="true">
        <text:list-item>
          <text:p text:style-name="P30">Vérifier que le jeu fonctionne du début à la fin</text:p>
        </text:list-item>
        <text:list-item>
          <text:p text:style-name="P31">Corriger les petits bugs</text:p>
        </text:list-item>
        <text:list-item>
          <text:p text:style-name="P32">Nettoyer le code (enlever ce qui ne sert pas)</text:p>
        </text:list-item>
      </text:list>
      <text:p text:style-name="Normal"><draw:custom-shape svg:x="0in" svg:y="0in" svg:width="45.5104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3">Semaine 7 (jusqu’au 15 avril)</text:span></text:p>
      <text:p text:style-name="Normal"><text:span text:style-name="T34">Objectif : finaliser pour la remise.</text:span></text:p>
      <text:list text:style-name="LFO5" text:continue-numbering="true">
        <text:list-item>
          <text:p text:style-name="P35">Vérifier que tout est sur GitHub</text:p>
        </text:list-item>
        <text:list-item>
          <text:p text:style-name="P36">Faire un dernier commit “Version finale”</text:p>
        </text:list-item>
        <text:list-item>
          <text:p text:style-name="P37">S’assurer que le professeur a bien accès au dépôt</text:p>
        </text:list-item>
        <text:list-item>
          <text:p text:style-name="P38">Rendre le projet </text:p>
        </text:list-item>
      </text:list>
      <text:p text:style-name="Normal"><draw:custom-shape svg:x="0in" svg:y="0in" svg:width="45.5104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 Résumé très simple</text:span></text:p>
      <text:p text:style-name="Normal">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emaine</text:p>
          </table:table-cell>
          <table:table-cell table:style-name="TableCell46">
            <text:p text:style-name="P47">Ce qu’on fait</text:p>
          </table:table-cell>
        </table:table-row>
        <table:table-row table:style-name="TableRow48">
          <table:table-cell table:style-name="TableCell49">
            <text:p text:style-name="Normal">S1–S3</text:p>
          </table:table-cell>
          <table:table-cell table:style-name="TableCell50">
            <text:p text:style-name="Normal">Projet créé + début du jeu + GitHub déjà fait</text:p>
          </table:table-cell>
        </table:table-row>
        <table:table-row table:style-name="TableRow51">
          <table:table-cell table:style-name="TableCell52">
            <text:p text:style-name="Normal">S4</text:p>
          </table:table-cell>
          <table:table-cell table:style-name="TableCell53">
            <text:p text:style-name="Normal">Fin du jeu + menu simple</text:p>
          </table:table-cell>
        </table:table-row>
        <table:table-row table:style-name="TableRow54">
          <table:table-cell table:style-name="TableCell55">
            <text:p text:style-name="Normal">S5</text:p>
          </table:table-cell>
          <table:table-cell table:style-name="TableCell56">
            <text:p text:style-name="Normal">Difficulté ou score + message + README</text:p>
          </table:table-cell>
        </table:table-row>
        <table:table-row table:style-name="TableRow57">
          <table:table-cell table:style-name="TableCell58">
            <text:p text:style-name="Normal">S6</text:p>
          </table:table-cell>
          <table:table-cell table:style-name="TableCell59">
            <text:p text:style-name="Normal">Corrections + nettoyage</text:p>
          </table:table-cell>
        </table:table-row>
        <table:table-row table:style-name="TableRow60">
          <table:table-cell table:style-name="TableCell61">
            <text:p text:style-name="Normal">S7</text:p>
          </table:table-cell>
          <table:table-cell table:style-name="TableCell62">
            <text:p text:style-name="Normal">Version finale sur GitHub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ARD Marius</meta:initial-creator>
    <dc:creator>MIGARD Marius</dc:creator>
    <meta:creation-date>2026-03-20T08:51:00Z</meta:creation-date>
    <dc:date>2026-03-20T08:52:00Z</dc:date>
    <meta:template xlink:href="Normal" xlink:type="simple"/>
    <meta:editing-cycles>1</meta:editing-cycles>
    <meta:editing-duration>PT0S</meta:editing-duration>
    <meta:document-statistic meta:page-count="2" meta:paragraph-count="2" meta:word-count="229" meta:character-count="1490" meta:row-count="10" meta:non-whitespace-character-count="1263"/>
  </office:meta>
</office:document-meta>
</file>